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5000001079D3A22B7A1A80EC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Comic Sans MS1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cript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3cm" fo:min-width="8.25cm"/>
    </style:style>
    <style:style style:name="gr2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5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5.5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6.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5cm" svg:height="3.25cm" svg:x="1cm" svg:y="8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75cm" svg:height="3.5cm" svg:x="0.5cm" svg:y="8.429cm">
          <draw:text-box>
            <text:p text:style-name="P2">Ο ΣΥΛΛΟΓΙΣΜΟΣ ΕΝΟΣ ΜΗΧΑΝΙΚΟΥ</text:p>
          </draw:text-box>
        </draw:frame>
        <draw:path draw:style-name="gr3" draw:text-style-name="P1" draw:layer="layout" svg:width="10.352cm" svg:height="5.316cm" svg:x="12.647cm" svg:y="1.5cm" svg:viewBox="0 0 10353 5317" svg:d="M0 270c383-614 859 34 1370-128 472-150 992-33 1463 85 484 122 974 100 1462 86 474-13 944-96 1416-171 499-80 1001 21 1508 42 492 22 933-169 1416-127 488 41 1019-129 1462 170 678 458-218 773-90 1326 106 461-107 989-458 1327-407 392-848 748-1370 1026-521 276-1215-187-1508 470-330 738-1072 248-1600 470-534 225-1098 59-1644 172-468 96-941 36-1417 85-521 53-1031 150-1554 171l-228 43z">
          <text:p/>
        </draw:path>
        <draw:frame draw:style-name="gr4" draw:text-style-name="P4" draw:layer="layout" svg:width="11.5cm" svg:height="5.75cm" svg:x="11.75cm" svg:y="1.564cm">
          <draw:text-box>
            <text:p><text:s/>1.ΕΙΜΑΙ ΚΑΛΟΣ ΣΤΟ <text:s text:c="2"/>ΝΑ ΚΑΤΑΛΑΒΑΙΝΩ</text:p>
            <text:p><text:s/>ΑΡΙΘΜΟΥΣ.</text:p>
          </draw:text-box>
        </draw:frame>
        <draw:path draw:style-name="gr3" draw:text-style-name="P1" draw:layer="layout" svg:width="10.22cm" svg:height="5.508cm" svg:x="26.279cm" svg:y="1.156cm" svg:viewBox="0 0 10221 5509" svg:d="M0 459c513-181 1008-164 1576-359 500-173 1046-76 1576-45 493 28 988-15 1483 45 522 62 1045-41 1574 134 470 155 997 316 1484 180 509-142 1112 161 1112 673 0 659 694 720 1112 1031 777 578-157 1120-371 1569-272 572-1122 358-1390 987-225 528-830 722-1344 718-515-4-953 232-1483 44-453-161-958-45-1436-44-495 0-995-51-1483 44-497 96-945-191-1437-89h-463l-324-45z">
          <text:p/>
        </draw:path>
        <draw:frame draw:style-name="gr5" draw:text-style-name="P4" draw:layer="layout" svg:width="12cm" svg:height="5.816cm" svg:x="25.75cm" svg:y="1.75cm">
          <draw:text-box>
            <text:p>2.ΤΟ ΧΡΗΜΑΤΙΣΤΗ-ΡΙΟ ΕΧΕΙ ΠΟΛΛΟΥΣ ΑΡΙΘΜΟΥΣ.</text:p>
          </draw:text-box>
        </draw:frame>
        <draw:path draw:style-name="gr3" draw:text-style-name="P1" draw:layer="layout" svg:width="10.603cm" svg:height="6.658cm" svg:x="40cm" svg:y="1.341cm" svg:viewBox="0 0 10604 6659" svg:d="M559 184c455-85 919-12 1377-45 446-31 889-166 1335-134s888 180 1334 134c435-44 847 77 1290 0 439-76 886-26 1334-45 474-20 945 113 1420 135 458 22 939-140 1377 0 443 142 704 796 517 1349-144 425-70 902-129 1349-62 469-39 953-559 1303-474 319-700 991-1249 1214-434 176-864 375-1334 449-447 70-923 71-1333 270-512 247-1034 514-1592 495-527-18-1027-433-1550-270-513 161-1033 142-1549 225l-430 45h-474-344z">
          <text:p/>
        </draw:path>
        <draw:path draw:style-name="gr3" draw:text-style-name="P1" draw:layer="layout" svg:width="1.663cm" svg:height="6.263cm" svg:x="39.867cm" svg:y="1.539cm" svg:viewBox="0 0 1664 6264" svg:d="M135 121c749-443 1061 440 1300 896 224 428 187 947 224 1435 37 486-127 960-403 1346-280 392-617 867-493 1390l-135 493-493 449-135 134z">
          <text:p/>
        </draw:path>
        <draw:frame draw:style-name="gr6" draw:text-style-name="P5" draw:layer="layout" svg:width="11cm" svg:height="6.75cm" svg:x="40cm" svg:y="1.642cm">
          <draw:text-box>
            <text:p><text:span text:style-name="T1">3.ΑΡΑ, ΕΓΩ -</text:span></text:p>
            <text:p><text:span text:style-name="T1">ΩΧ ΚΑΤΣΕ ΠΟΥ ΠΗΓΑΝ ΤΑ ΛΕΦΤΑ ΜΟΥ;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Comic Sans MS1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cript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A5000001079D3A22B7A1A80EC7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mic Sans MS1" fo:font-family="'Comic Sans MS'" style:font-style-name="Bold" style:font-family-generic="script" style:font-pitch="variable" fo:font-size="26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1.5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2T01:56:51.529651603</meta:creation-date>
    <dc:date>2023-06-12T02:11:10.861707962</dc:date>
    <meta:editing-duration>PT11M7S</meta:editing-duration>
    <meta:editing-cycles>2</meta:editing-cycles>
    <meta:generator>LibreOffice/7.3.7.2$Linux_X86_64 LibreOffice_project/30$Build-2</meta:generator>
    <meta:document-statistic meta:object-count="9"/>
  </office:meta>
</office:document-meta>
</file>